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text-align="start" style:justify-single-word="false"/>
    </style:style>
    <style:style style:name="P2" style:family="paragraph" style:parent-style-name="Standard">
      <style:paragraph-properties fo:padding-left="0.141cm" fo:padding-right="0.141cm" fo:padding-top="0.035cm" fo:padding-bottom="0.035cm" fo:border="0.51pt solid #000000"/>
    </style:style>
    <style:style style:name="P3" style:family="paragraph" style:parent-style-name="Standard">
      <style:paragraph-properties fo:padding-left="0.141cm" fo:padding-right="0.141cm" fo:padding-top="0.035cm" fo:padding-bottom="0.035cm" fo:border="0.51pt solid #000000"/>
      <style:text-properties fo:color="#ce181e"/>
    </style:style>
    <style:style style:name="P4" style:family="paragraph" style:parent-style-name="Standard">
      <style:paragraph-properties fo:padding-left="0.141cm" fo:padding-right="0.141cm" fo:padding-top="0.035cm" fo:padding-bottom="0.035cm" fo:border="0.51pt solid #000000"/>
      <style:text-properties fo:color="#ce181e" officeooo:rsid="00137e13" officeooo:paragraph-rsid="00137e13"/>
    </style:style>
    <style:style style:name="P5" style:family="paragraph" style:parent-style-name="Standard">
      <style:paragraph-properties fo:padding-left="0.141cm" fo:padding-right="0.141cm" fo:padding-top="0.035cm" fo:padding-bottom="0.035cm" fo:border="0.51pt solid #000000"/>
      <style:text-properties fo:color="#ce181e" officeooo:rsid="00153702" officeooo:paragraph-rsid="00153702"/>
    </style:style>
    <style:style style:name="P6" style:family="paragraph" style:parent-style-name="Standard">
      <style:paragraph-properties fo:padding-left="0.141cm" fo:padding-right="0.141cm" fo:padding-top="0.035cm" fo:padding-bottom="0.035cm" fo:border="0.51pt solid #000000"/>
      <style:text-properties fo:color="#ce181e" officeooo:rsid="0017b108" officeooo:paragraph-rsid="0017b108"/>
    </style:style>
    <style:style style:name="P7" style:family="paragraph" style:parent-style-name="Standard">
      <style:paragraph-properties fo:padding-left="0.141cm" fo:padding-right="0.141cm" fo:padding-top="0.035cm" fo:padding-bottom="0.035cm" fo:border="0.51pt solid #000000"/>
      <style:text-properties fo:color="#ce181e" officeooo:rsid="001826e9" officeooo:paragraph-rsid="001826e9"/>
    </style:style>
    <style:style style:name="P8" style:family="paragraph" style:parent-style-name="Standard">
      <style:paragraph-properties fo:padding-left="0.141cm" fo:padding-right="0.141cm" fo:padding-top="0.035cm" fo:padding-bottom="0.035cm" fo:border="0.51pt solid #000000"/>
      <style:text-properties officeooo:paragraph-rsid="00137e13"/>
    </style:style>
    <style:style style:name="P9" style:family="paragraph" style:parent-style-name="Standard">
      <style:paragraph-properties fo:padding-left="0.141cm" fo:padding-right="0.141cm" fo:padding-top="0.035cm" fo:padding-bottom="0.035cm" fo:border="0.51pt solid #000000"/>
      <style:text-properties officeooo:paragraph-rsid="0014d551"/>
    </style:style>
    <style:style style:name="P10" style:family="paragraph" style:parent-style-name="Standard">
      <style:paragraph-properties fo:padding-left="0.141cm" fo:padding-right="0.141cm" fo:padding-top="0.035cm" fo:padding-bottom="0.035cm" fo:border="0.51pt solid #000000"/>
      <style:text-properties officeooo:paragraph-rsid="001657e6"/>
    </style:style>
    <style:style style:name="P11" style:family="paragraph" style:parent-style-name="Standard">
      <style:paragraph-properties fo:padding-left="0.141cm" fo:padding-right="0.141cm" fo:padding-top="0.035cm" fo:padding-bottom="0.035cm" fo:border="0.51pt solid #000000"/>
      <style:text-properties officeooo:paragraph-rsid="0017b108"/>
    </style:style>
    <style:style style:name="P12" style:family="paragraph" style:parent-style-name="Standard" style:master-page-name="Standard">
      <loext:graphic-properties draw:fill="solid" draw:fill-color="#3b3838"/>
      <style:paragraph-properties fo:text-align="center" style:justify-single-word="false" style:page-number="auto" fo:background-color="#3b3838" fo:padding-left="0.141cm" fo:padding-right="0.141cm" fo:padding-top="0.035cm" fo:padding-bottom="0.035cm" fo:border="0.51pt solid #000000"/>
    </style:style>
    <style:style style:name="T1" style:family="text">
      <style:text-properties style:font-name="Times New Roman" fo:font-size="24pt" fo:language="en" fo:country="US" style:text-underline-style="solid" style:text-underline-width="auto" style:text-underline-color="font-color" fo:font-weight="bold" style:font-size-asian="24pt" style:font-weight-asian="bold" style:font-name-complex="Times New Roman1" style:font-size-complex="12pt"/>
    </style:style>
    <style:style style:name="T2" style:family="text">
      <style:text-properties style:font-name="Times New Roman" fo:font-size="18pt" fo:language="en" fo:country="US" style:font-size-asian="18pt" style:font-name-complex="Times New Roman1" style:font-size-complex="12pt"/>
    </style:style>
    <style:style style:name="T3" style:family="text">
      <style:text-properties style:font-name="Times New Roman" fo:font-size="18pt" fo:language="en" fo:country="US" officeooo:rsid="0014d551" style:font-size-asian="18pt" style:font-name-complex="Times New Roman1" style:font-size-complex="12pt"/>
    </style:style>
    <style:style style:name="T4" style:family="text">
      <style:text-properties style:font-name="Times New Roman" fo:font-size="18pt" style:font-size-asian="18pt" style:font-name-complex="Times New Roman1" style:font-size-complex="12pt"/>
    </style:style>
    <style:style style:name="T5" style:family="text">
      <style:text-properties fo:color="#ce181e" style:font-name="Times New Roman" fo:font-size="18pt" fo:language="en" fo:country="US" officeooo:rsid="00137e13" style:font-size-asian="18pt" style:font-name-complex="Times New Roman1" style:font-size-complex="12pt"/>
    </style:style>
    <style:style style:name="T6" style:family="text">
      <style:text-properties fo:color="#ce181e" style:font-name="Times New Roman" fo:font-size="18pt" fo:language="en" fo:country="US" officeooo:rsid="0014d551" style:font-size-asian="18pt" style:font-name-complex="Times New Roman1" style:font-size-complex="12pt"/>
    </style:style>
    <style:style style:name="T7" style:family="text">
      <style:text-properties fo:color="#ce181e" style:font-name="Times New Roman" fo:font-size="18pt" fo:language="en" fo:country="US" officeooo:rsid="00153702" style:font-size-asian="18pt" style:font-name-complex="Times New Roman1" style:font-size-complex="12pt"/>
    </style:style>
    <style:style style:name="T8" style:family="text">
      <style:text-properties fo:color="#ce181e" style:font-name="Times New Roman" fo:font-size="18pt" fo:language="en" fo:country="US" officeooo:rsid="001657e6" style:font-size-asian="18pt" style:font-name-complex="Times New Roman1" style:font-size-complex="12pt"/>
    </style:style>
    <style:style style:name="T9" style:family="text">
      <style:text-properties fo:color="#ce181e" style:font-name="Times New Roman" fo:font-size="18pt" fo:language="en" fo:country="US" officeooo:rsid="0017b108" style:font-size-asian="18pt" style:font-name-complex="Times New Roman1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6cm" fo:text-indent="-0.635cm" fo:margin-left="1.74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81cm" fo:text-indent="-0.635cm" fo:margin-left="2.3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16cm" fo:text-indent="-0.635cm" fo:margin-left="3.01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51cm" fo:text-indent="-0.635cm" fo:margin-left="3.65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86cm" fo:text-indent="-0.635cm" fo:margin-left="4.28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21cm" fo:text-indent="-0.635cm" fo:margin-left="4.92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56cm" fo:text-indent="-0.635cm" fo:margin-left="5.55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91cm" fo:text-indent="-0.635cm" fo:margin-left="6.19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26cm" fo:text-indent="-0.635cm" fo:margin-left="6.82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61cm" fo:text-indent="-0.635cm" fo:margin-left="7.461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46cm" fo:text-indent="-0.635cm" fo:margin-left="1.74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81cm" fo:text-indent="-0.635cm" fo:margin-left="2.3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16cm" fo:text-indent="-0.635cm" fo:margin-left="3.01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51cm" fo:text-indent="-0.635cm" fo:margin-left="3.65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86cm" fo:text-indent="-0.635cm" fo:margin-left="4.28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21cm" fo:text-indent="-0.635cm" fo:margin-left="4.9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56cm" fo:text-indent="-0.635cm" fo:margin-left="5.55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91cm" fo:text-indent="-0.635cm" fo:margin-left="6.19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26cm" fo:text-indent="-0.635cm" fo:margin-left="6.8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61cm" fo:text-indent="-0.635cm" fo:margin-left="7.46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QUESTIONS ON OPERATORS</text:span></text:p>
      <text:p text:style-name="P2"><text:span text:style-name="T2">1) LIST ALL THE EMPLOYEES WHOSE SALARY IS NULL</text:span></text:p>
      <text:p text:style-name="P4"><text:span text:style-name="T2"><text:s/>select * from emp where sal is null;</text:span></text:p>
      <text:p text:style-name="P2"><text:span text:style-name="T2">2) LIST ALL THE EMPLOYEES WHO DON’T HAVE A DEPT NO</text:span></text:p>
      <text:p text:style-name="P2"><text:span text:style-name="T2"><text:s text:c="3"/></text:span><text:span text:style-name="T5">select * from emp where deptno is null;</text:span></text:p>
      <text:p text:style-name="P2"><text:span text:style-name="T2">3) LIST ALL THE SALESMEN IN DEPT 30</text:span></text:p>
      <text:p text:style-name="P2"><text:span text:style-name="T2"><text:s text:c="3"/></text:span><text:span text:style-name="T5">select * from emp where desgination=’salesman’ and deptno=30;</text:span></text:p>
      <text:list xml:id="list2172590064" text:style-name="L2">
        <text:list-header>
          <text:p text:style-name="P1"><text:span text:style-name="T2"/></text:p>
        </text:list-header>
      </text:list>
      <text:p text:style-name="P2"><text:span text:style-name="T2">4) LIST ALL THE SALESMEN IN DEPT NUMBER 30 AND HAVING SALARY GREATER THAN 1500</text:span></text:p>
      <text:p text:style-name="P8"><text:span text:style-name="T2"><text:s text:c="2"/></text:span><text:span text:style-name="T5">select * from emp where desgination=’salesman’ and deptno=30 and sal&gt;1500;</text:span></text:p>
      <text:p text:style-name="P8"><text:span text:style-name="T2">5) LIST ALL THE EMPLOYEES WHOSE NAME STARTS WITH ‘S’ OR ‘A’</text:span></text:p>
      <text:p text:style-name="P8"><text:span text:style-name="T2"><text:s text:c="5"/></text:span><text:span text:style-name="T5">select * from emp where ename like ‘s%’ or ‘A%’;</text:span></text:p>
      <text:p text:style-name="P2"><text:span text:style-name="T2">6) LIST ALL THE EMPLOYEES EXCEPT THOSE WHO ARE WORKING IN DEPT 10 &amp; 20.</text:span></text:p>
      <text:p text:style-name="P2"><text:span text:style-name="T2"><text:s/></text:span><text:span text:style-name="T5">select * from emp where deptno in(10,20);</text:span></text:p>
      <text:p text:style-name="P2"><text:span text:style-name="T2">7) LIST THE EMPLOYEES WHOSE NAME DOES NOT START WITH ‘S’</text:span></text:p>
      <text:p text:style-name="P3"><text:span text:style-name="T2"><text:s text:c="5"/></text:span><text:span text:style-name="T3">select * from emp where ename not like ‘S%’;</text:span></text:p>
      <text:p text:style-name="P2"><text:soft-page-break/><text:span text:style-name="T2">8) LIST ALL THE EMPLOYEES WHO ARE HAVING REPORTING MANAGERS IN DEPT 10</text:span></text:p>
      <text:p text:style-name="P2"><text:span text:style-name="T2"><text:s text:c="4"/></text:span><text:span text:style-name="T6">select * from emp where mgr is not null and deptno =10;</text:span></text:p>
      <text:p text:style-name="P2"><text:span text:style-name="T2">9) LIST ALL THE EMPLOYEES WHOSE SALARY</text:span><text:bookmark text:name="_GoBack"/><text:span text:style-name="T2"> IS NULL AND WORKING AS CLERK</text:span></text:p>
      <text:p text:style-name="P2"><text:span text:style-name="T2"><text:s text:c="3"/></text:span><text:span text:style-name="T6">select * from emp where sal is null and desgination=’clerk’;</text:span></text:p>
      <text:p text:style-name="P2"><text:span text:style-name="T2">10) LIST ALL THE EMPLOYEES WHO DON’T HAVE A REPORTING MANAGER IN DEPTNO 10 OR 30</text:span></text:p>
      <text:p text:style-name="P9"><text:span text:style-name="T2"><text:s text:c="4"/></text:span><text:span text:style-name="T6">select * from emp where mgr is not null and deptno not in(10,30);</text:span></text:p>
      <text:p text:style-name="P2"><text:span text:style-name="T2">11) LIST ALL THE SALESMEN IN DEPT 30 WITH SAL MORE THAN 2450</text:span></text:p>
      <text:p text:style-name="P9"><text:span text:style-name="T6">select * from emp where desgination=’salesman’ and deptno =30 and sal&gt;2450;</text:span></text:p>
      <text:p text:style-name="P2"><text:span text:style-name="T2"/></text:p>
      <text:p text:style-name="P2"><text:span text:style-name="T2">12) LIST ALL THE ANALYST IN DEPT NUMBER 20 AND HAVING SALARY GREATER THAN 2500</text:span></text:p>
      <text:p text:style-name="P9"><text:span text:style-name="T6">select * from emp where desgination=’analyst’ and deptno =20 and sal&gt;2500;</text:span></text:p>
      <text:p text:style-name="P2"><text:span text:style-name="T2">13) LIST ALL THE EMPLOYEES WHOSE NAME STARTS WITH ‘M’ OR ‘J’</text:span></text:p>
      <text:p text:style-name="P9"><text:span text:style-name="T2"><text:s/></text:span><text:span text:style-name="T5">select * from emp where ename like ‘</text:span><text:span text:style-name="T6">M</text:span><text:span text:style-name="T5">%’ or ‘</text:span><text:span text:style-name="T6">J</text:span><text:span text:style-name="T5">%’;</text:span></text:p>
      <text:p text:style-name="P2"><text:span text:style-name="T2">14) LIST ALL THE EMPLOYEES WITH ANNUAL SALARY EXCEPT THOSE WHO ARE WORKING IN DEPT 30</text:span></text:p>
      <text:p text:style-name="P2"><text:span text:style-name="T2"><text:s text:c="5"/></text:span><text:span text:style-name="T6">select sal*12 AS salary <text:s/>from emp where deptno !=30;</text:span></text:p>
      <text:p text:style-name="P2"><text:soft-page-break/><text:span text:style-name="T2">15) LIST THE EMPLOYEES WHOSE NAME DOES NOT END WITH ‘ES’ OR ‘R’</text:span></text:p>
      <text:p text:style-name="P5"><text:span text:style-name="T2">select * from emp where ename not like ‘%es’ or ename not like ‘%r’;</text:span></text:p>
      <text:p text:style-name="P2"><text:span text:style-name="T2">16) LIST ALL THE EMPLOYEES WHO ARE HAVING REPORTING MANAGERS IN DEPT 10 ALONG WITH 10% HIKE IN SALARY</text:span></text:p>
      <text:p text:style-name="P2"><text:span text:style-name="T2"><text:s/></text:span><text:span text:style-name="T7">select sal,sal+(sal*15/100) from emp where mgr is not null and deptno =10;</text:span></text:p>
      <text:p text:style-name="P2"><text:span text:style-name="T2">17) DISPLAY ALL THE EMPLOYEE WHO ARE ‘SALESMAN’S HAVING ‘E’ AS THE LAST BUT ONE CHARACTER <text:s/>IN ENAME BUT SALARY HAVING EXACTLY 4 CHARACTER</text:span></text:p>
      <text:p text:style-name="P2"><text:span text:style-name="T2"><text:s/></text:span><text:span text:style-name="T7">select * from emp where job=’salesman’ and ename </text:span><text:span text:style-name="T8">like ‘e_’ and sal like ‘____’;</text:span></text:p>
      <text:p text:style-name="P2"><text:span text:style-name="T2">18) DISPLAY ALL THE EMPLOYEE WHO ARE JOINED AFTER YEAR 81</text:span></text:p>
      <text:p text:style-name="P10"><text:span text:style-name="T2"><text:s/></text:span><text:span text:style-name="T7">select * from emp where </text:span><text:span text:style-name="T8">hiredate <text:s/>like ‘%81%’;</text:span></text:p>
      <text:p text:style-name="P2"><text:span text:style-name="T2">19) DISPLAY ALL THE EMPLOYEE WHO ARE JOINED IN FEB</text:span></text:p>
      <text:p text:style-name="P10"><text:span text:style-name="T2"><text:s text:c="2"/></text:span><text:span text:style-name="T7">select * from emp where </text:span><text:span text:style-name="T8">hiredate <text:s/>like ‘%feb%’;</text:span></text:p>
      <text:p text:style-name="P2"><text:span text:style-name="T2">20) LIST THE EMPLOYEES WHO ARE NOT WORKING AS MANAGERS AND CLERKS IN DEPT 10 AND 20 WITH A SALARY IN THE RANGE OF 1000 TO 3000</text:span></text:p>
      <text:p text:style-name="P10"><text:span text:style-name="T2"><text:s/></text:span><text:span text:style-name="T6">select * from emp where mgr is not null and </text:span><text:span text:style-name="T9">job=’clerk’ and</text:span><text:span text:style-name="T6"> deptno not in(10,</text:span><text:span text:style-name="T8">2</text:span><text:span text:style-name="T6">0) </text:span><text:span text:style-name="T8">and sal between 1000 and 3000;</text:span></text:p>
      <text:p text:style-name="P2"><text:soft-page-break/><text:span text:style-name="T2">21) LIST THE EMPLOYEES WHOSE SALARY NOT IN THE RANGE OF 1000 TO 2000 AND WORKING IN DEPT 10,20 OR 30 EXCEPT ALL SALESMEN</text:span></text:p>
      <text:p text:style-name="P11"><text:span text:style-name="T2"><text:s/></text:span><text:span text:style-name="T6">select * from emp where </text:span><text:span text:style-name="T8"><text:s/>sal </text:span><text:span text:style-name="T9">not </text:span><text:span text:style-name="T8">between 1000 and </text:span><text:span text:style-name="T9">2</text:span><text:span text:style-name="T8">000 </text:span><text:span text:style-name="T9">and deptno </text:span><text:span text:style-name="T6">in(10,</text:span><text:span text:style-name="T8">2</text:span><text:span text:style-name="T6">0,</text:span><text:span text:style-name="T9">30</text:span><text:span text:style-name="T6">) </text:span><text:span text:style-name="T8">and </text:span><text:span text:style-name="T9">job not in(‘salesman’);</text:span><text:span text:style-name="T8"> </text:span></text:p>
      <text:p text:style-name="P2"><text:span text:style-name="T2">22) LIST THE DEPARTMENT NAMES WHICH ARE HAVING LETTER ‘O’ IN THEIR LOCATIONS AS WELL AS THEIR DEPARTMENT NAMES</text:span></text:p>
      <text:p text:style-name="P2"><text:span text:style-name="T2"><text:s/></text:span><text:span text:style-name="T9">select dname from emp where loc like ‘%O%’ and dname like ‘%O%’;</text:span></text:p>
      <text:p text:style-name="P2"><text:span text:style-name="T2">23) DISPLAY ALL THE EMPLOYEES WHOSE JOB HAS STRING ‘MAN’ IN IT.</text:span></text:p>
      <text:p text:style-name="P6"><text:span text:style-name="T2">Select * from emp where job like ‘%MAN%”;</text:span></text:p>
      <text:p text:style-name="P2"><text:span text:style-name="T2">24)LIST THE EMPLOYEES WHO ARE HIRED AFTER 82 AND BEFORE 87.</text:span></text:p>
      <text:p text:style-name="P6"><text:span text:style-name="T2">select * from emp where hiredate &gt;’82-01-01’ and hiredate&lt;’82-31-01’;</text:span></text:p>
      <text:p text:style-name="P2"><text:span text:style-name="T2">25)WAQTD ALL THE DETAILS OF EMPLOYEES HIRED IN NOVEMBER AND DECEMBER.</text:span></text:p>
      <text:p text:style-name="P11"><text:span text:style-name="T9">select * from emp where hiredate like ‘%nov%’ and hiredate like ‘%Dec%’;</text:span></text:p>
      <text:p text:style-name="P2"><text:span text:style-name="T2">26)LIST ALL THE EMPLOYEE NAMES AND COMISSION FOR THOSE EMPLOYEES WHO EARN COMISSION MORE THAN THEIR SALARY</text:span></text:p>
      <text:p text:style-name="P6"><text:span text:style-name="T2">select ename,comm from emp where comm&gt;sal;</text:span></text:p>
      <text:p text:style-name="P2"><text:soft-page-break/><text:span text:style-name="T2">27)WAQTD NAME AND DESIGNATION FOR ALL THE EMPLOYEES HAVING REPORTING MANAGERS AND ALSO THRIE NAMES STARTING WITH ‘S’</text:span></text:p>
      <text:p text:style-name="P7"><text:span text:style-name="T2">select ename,desgination from emp where <text:s/>mgr is not null and ename like ‘s%’;</text:span></text:p>
      <text:p text:style-name="P2"><text:span text:style-name="T4">28)WAQTD NAME AND SALARY OF ALL THE EMPLOYEES IF THEIR ANNUAL SALARY ENDS WITH ‘0’ .</text:span></text:p>
      <text:p text:style-name="P7"><text:span text:style-name="T4">select ename,sal from emp where sal*12 like ‘%0’;</text:span></text:p>
      <text:p text:style-name="P2"><text:span text:style-name="T4">29)WAQTD NAME OF THE EMPLOYEE HAVING ATLEAST 2L’s IN HIS NAME .</text:span></text:p>
      <text:p text:style-name="P7"><text:span text:style-name="T4">select ename from emp where ename like ‘%L%L%’;</text:span></text:p>
      <text:p text:style-name="P2"><text:span text:style-name="T4">30)WAQTD NAME OF THE EMPLOYEES WHOS NAME STARTS WITH A ‘VOWEL’</text:span></text:p>
      <text:p text:style-name="P7"><text:span text:style-name="T4">select ename from emp where ename like ‘A%’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xith SN</meta:initial-creator>
    <meta:editing-cycles>8</meta:editing-cycles>
    <meta:creation-date>2018-01-27T04:56:00</meta:creation-date>
    <dc:date>2020-05-11T22:02:39.025635525</dc:date>
    <meta:editing-duration>PT15M11S</meta:editing-duration>
    <meta:generator>LibreOffice/6.0.7.3$Linux_X86_64 LibreOffice_project/00m0$Build-3</meta:generator>
    <meta:document-statistic meta:table-count="0" meta:image-count="0" meta:object-count="0" meta:page-count="5" meta:paragraph-count="62" meta:word-count="753" meta:character-count="4158" meta:non-whitespace-character-count="341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